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
      <style:text-properties officeooo:rsid="001c9901" officeooo:paragraph-rsid="001c9901"/>
    </style:style>
    <style:style style:name="P2" style:family="paragraph" style:parent-style-name="Text_20_body">
      <style:text-properties officeooo:rsid="001cf329" officeooo:paragraph-rsid="001c9901"/>
    </style:style>
    <style:style style:name="P3" style:family="paragraph" style:parent-style-name="Text_20_body">
      <style:text-properties officeooo:rsid="001cf329" officeooo:paragraph-rsid="001cf329"/>
    </style:style>
    <style:style style:name="P4" style:family="paragraph" style:parent-style-name="Text_20_body">
      <style:text-properties officeooo:rsid="001e3517" officeooo:paragraph-rsid="001e3517"/>
    </style:style>
    <style:style style:name="P5" style:family="paragraph" style:parent-style-name="Text_20_body">
      <style:text-properties officeooo:rsid="001e92ce" officeooo:paragraph-rsid="001e92ce"/>
    </style:style>
    <style:style style:name="P6" style:family="paragraph" style:parent-style-name="Text_20_body">
      <style:text-properties officeooo:rsid="001e92ce" officeooo:paragraph-rsid="00207406"/>
    </style:style>
    <style:style style:name="P7" style:family="paragraph" style:parent-style-name="Text_20_body">
      <style:text-properties officeooo:rsid="00207406" officeooo:paragraph-rsid="00207406"/>
    </style:style>
    <style:style style:name="P8" style:family="paragraph" style:parent-style-name="Text_20_body">
      <style:text-properties fo:font-weight="bold" officeooo:rsid="001e92ce" officeooo:paragraph-rsid="001e92ce" style:font-weight-asian="bold" style:font-weight-complex="bold"/>
    </style:style>
    <style:style style:name="P9" style:family="paragraph" style:parent-style-name="Title">
      <style:text-properties officeooo:rsid="001c9901" officeooo:paragraph-rsid="001c9901"/>
    </style:style>
    <style:style style:name="T1" style:family="text">
      <style:text-properties officeooo:rsid="001e92ce"/>
    </style:style>
    <style:style style:name="T2" style:family="text">
      <style:text-properties officeooo:rsid="00207406"/>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xperiment – 2</text:p>
      <text:p text:style-name="P1"><text:span text:style-name="T3">Aim</text:span>: Problem statement of the Project</text:p>
      <text:p text:style-name="P2"/>
      <text:p text:style-name="P3"><text:span text:style-name="T3">Problem</text:span>: This project aims to solve the problem of management of Co-operative Society Banking. Most medium to low scale societies rely on physical medium (registers, receipts, vouchers) for recording day-to-day transactions, user-data and society bank balance. At some places Excel sheets are used to create database, this is highly in-efficient and difficult to handle. We aim to provide a software solution for management of functioning of a Co-operative Society. </text:p>
      <text:p text:style-name="P4"><text:span text:style-name="T3">Client</text:span>: Since the problem is prevalent in all medium to low scale Co-operatives, we aim to provide a general solution for this problem. </text:p>
      <text:p text:style-name="P4"><text:span text:style-name="T3">Proposed Solution:</text:span> The solution includes a GUI application written in Python using Qt5 toolkit for user-friendly &amp; simple interface to interact with the software. We will use <text:span text:style-name="T4">MySQL</text:span> <text:span text:style-name="T4">database</text:span> which is an open-source relational database management system (RDBMS) which makes it trivial operation to view and update the stored data. It also makes it easy to perform backups. To be able to solve the problem for wide categories of customers, every technology we <text:span text:style-name="T1">use is</text:span> cross-platform, <text:span text:style-name="T1">it should support most operating systems like Windows XP, Windows 7, Mac OS, Ubuntu, etc.</text:span></text:p>
      <text:p text:style-name="P4"/>
      <text:p text:style-name="P8">Features:</text:p>
      <text:p text:style-name="P6">1. Easily add new member - Shareholder or Nominal Member</text:p>
      <text:p text:style-name="P6">2. Create a new account for members – Fixed, Savings, Recurrent</text:p>
      <text:p text:style-name="P5">3. Perform a transaction with the account – Deposit, Withdraw, Transfer</text:p>
      <text:p text:style-name="P5">4. <text:span text:style-name="T2">Loan some money - Set a term: yearly, quarterly, monthly.</text:span></text:p>
      <text:p text:style-name="P7">5. Manage expenses of the bank – stationary, furniture, salary, etc</text:p>
      <text:p text:style-name="P7">6. View the history of all transactions</text:p>
      <text:p text:style-name="P7">7. Automatically generate all reports for society – Balance Sheet, Profit &amp; Loss Statement, Receipt &amp; Disbursment, List of all shareholders, nominal members. Loans – advanced, outstan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21:55:21.940368299</meta:creation-date>
    <dc:date>2017-03-20T22:58:35.106912564</dc:date>
    <meta:editing-duration>PT8M22S</meta:editing-duration>
    <meta:editing-cycles>1</meta:editing-cycles>
    <meta:document-statistic meta:table-count="0" meta:image-count="0" meta:object-count="0" meta:page-count="1" meta:paragraph-count="13" meta:word-count="275" meta:character-count="1775" meta:non-whitespace-character-count="1505"/>
    <meta:generator>LibreOffice/5.3.0.3$Linux_X86_64 LibreOffice_project/30m0$Build-3</meta:generator>
  </office:meta>
</office:document-meta>
</file>